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DDDDDD" fo:border-bottom="thin solid #000000" fo:border-left="none" fo:border-right="none" style:vertical-align="automatic" fo:background-color="#D9D9D9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2.012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89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12">
            <text:p>Plan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Oznaka plana</text:p>
          </table:table-cell>
          <table:table-cell office:value-type="string" table:style-name="ce4">
            <text:p>{{ print_data.plan.oznaka }}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Naziv plana</text:p>
          </table:table-cell>
          <table:table-cell office:value-type="string" table:style-name="ce4">
            <text:p>{{ print_data.plan.naziv }}</text:p>
          </table:table-cell>
          <table:table-cell table:number-columns-repeated="16" table:style-name="ce2"/>
          <table:table-cell table:number-columns-repeated="16366"/>
        </table:table-row>
        <table:table-row table:style-name="ro4">
          <table:table-cell table:number-columns-repeated="3" table:style-name="ce13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18">
            <text:p>Skupina</text:p>
          </table:table-cell>
          <table:table-cell table:style-name="ce14"/>
          <table:table-cell table:style-name="ce16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19">
            <text:p>Oznaka planiranega opravila</text:p>
          </table:table-cell>
          <table:table-cell office:value-type="string" table:style-name="ce15">
            <text:p>Naziv planiranega opravila</text:p>
          </table:table-cell>
          <table:table-cell office:value-type="string" table:style-name="ce17">
            <text:p>Perioda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5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6">
            <text:p>{% regroup print_data.planirano_opravilo_list by osnova as osnova_list %}{% for osnova in osnova_list %}{{ osnova.grouper.oznaka }} {{ osnova.grouper.naziv }}</text:p>
          </table:table-cell>
          <table:table-cell table:number-columns-repeated="2" table:style-name="ce6"/>
          <table:table-cell table:number-columns-repeated="15" table:style-name="ce2"/>
          <table:table-cell table:number-columns-repeated="16366"/>
        </table:table-row>
        <table:table-row table:style-name="ro6">
          <table:table-cell office:value-type="string" table:style-name="ce7">
            <text:p>{% for object in osnova.list %}{{ object.oznaka }}</text:p>
          </table:table-cell>
          <table:table-cell office:value-type="string" table:style-name="ce7">
            <text:p>{{ object.naziv }}</text:p>
          </table:table-cell>
          <table:table-cell office:value-type="string" table:style-name="ce7">
            <text:p>{{object.perioda_predpisana_enota_kolicina}} {{object.perioda_predpisana_enota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8">
            <text:p>{% endfor %}</text:p>
          </table:table-cell>
          <table:table-cell table:number-columns-repeated="2" table:style-name="ce9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2" table:style-name="ce10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1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1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1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1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text:span text:style-name="T1"><text:s/></text:span></text:p>
        </style:region-left>
      </style:header>
      <style:header-left style:display="false"/>
      <style:footer>
        <style:region-left>
          <text:p><text:span text:style-name="T2">Plan</text:span><text:span text:style-name="T2"> </text:span><text:span text:style-name="T2">{{</text:span><text:span text:style-name="T2"> </text:span><text:span text:style-name="T2">print_data.plan.oznaka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8:00:52Z</dc:date>
  </office:meta>
</office:document-meta>
</file>